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OpenSymbol" svg:font-family="OpenSymbol"/>
    <style:font-face style:name="Palatino Linotype" svg:font-family="'Palatino Linotype', Palatino" style:font-adornments="Italique"/>
    <style:font-face style:name="Courier New" svg:font-family="'Courier New'" style:font-family-generic="modern"/>
    <style:font-face style:name="sans-serif" svg:font-family="sans-serif" style:font-adornments="Normal" style:font-family-generic="swiss"/>
    <style:font-face style:name="Courier New1" svg:font-family="'Courier New'" style:font-adornments="Normal" style:font-family-generic="modern" style:font-pitch="fixed"/>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Times" svg:font-family="Times, serif"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3">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999cm" style:type="right" style:leader-style="dotted" style:leader-text="."/>
        </style:tab-stops>
      </style:paragraph-properties>
    </style:style>
    <style:style style:name="P6" style:family="paragraph" style:parent-style-name="Contents_20_4">
      <style:paragraph-properties>
        <style:tab-stops>
          <style:tab-stop style:position="16.999cm" style:type="right" style:leader-style="dotted" style:leader-text="."/>
        </style:tab-stops>
      </style:paragraph-properties>
    </style:style>
    <style:style style:name="P7" style:family="paragraph" style:parent-style-name="Title" style:master-page-name="Standard">
      <style:paragraph-properties style:page-number="auto"/>
    </style:style>
    <style:style style:name="P8" style:family="paragraph" style:parent-style-name="Standard" style:list-style-name="L1"/>
    <style:style style:name="P9" style:family="paragraph" style:parent-style-name="Standard" style:list-style-name="L4"/>
    <style:style style:name="P10" style:family="paragraph" style:parent-style-name="Standard" style:list-style-name="L5"/>
    <style:style style:name="P11" style:family="paragraph" style:parent-style-name="Preformatted_20_Text" style:list-style-name="L4"/>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style:text-line-through-style="solid"/>
    </style:style>
    <style:style style:name="T4" style:family="text">
      <style:text-propertie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our un modèle de document numérique</text:p>
      <text:p text:style-name="Subtitle">Usage sémantique du traitement de textes</text:p>
      <text:p text:style-name="_3c_argument_3e_">Modèle de document OpenOffice pour produire un livre destiné à l’édition numérique (site internet html, livre électronique epub, TEI restreint dit <text:span text:style-name="T4">Teibook</text:span>)</text:p>
      <text:h text:style-name="Heading_20_1" text:outline-level="1"><text:bookmark-start text:name="__RefHeading__1112_1925000229"/>Consignes générales<text:bookmark-end text:name="__RefHeading__1112_1925000229"/></text:h>
      <text:p text:style-name="noindent">L’édition d’un document numérique demande à se détacher de son apparence spécifique pour le papier, en se concentrant plutôt sur des structures sémantiques de contenus qui se conservent selon le média de destination. Ainsi par exemple, un titre de chapitre peut s’imprimer sur papier en gras centré, tandis qu’on préférera jouer sur la couleur à l’écran. Modifier cette apparence est très simple lorsque le titre de chapitre est connu comme un titre de chapitre, et pas seulement un paragraphe en gras centré. </text:p>
      <text:p text:style-name="Text_20_body">Le premier conseil que l’on peut donner consiste à explorer les fonctionnalités de son logiciel de traitements de textes. Notes, styles, tables des matières, index… tous ces outils maintenant très standardisées entre MS.Word et OpenOffice sont conçus pour faire gagner du temps aux éditeurs, et structurent des contenus sans équivoques, qui peuvent se transmettre sans perte dans la chaîne numérique.</text:p>
      <text:p text:style-name="Text_20_body">Quand il n’y a pas de fonctionnalité native au traitement de textes, ou de style par défaut, l’utilisateur doit créer de nouveau styles. Si l’utilisateur souhaite que ces styles soient compris par des traitements ultérieurs, alors le nom ne doit pas changer. Chacun peut changer l’apparence et les couleurs, selon son goût ou les nécessités de son document. Par contre, si le nom change, on ne peut pas demander à un programme de deviner le sens de ces nouveaux noms.</text:p>
      <text:h text:style-name="Heading_20_2" text:outline-level="2"><text:bookmark-start text:name="__RefHeading__30174_204061275"/>Toujours afficher les marques de paragraphes ‘¶’<text:bookmark-end text:name="__RefHeading__30174_204061275"/></text:h>
      <text:p text:style-name="P1">Les utilisateurs de traitement de textes ont souvent l’habitude de cacher les sauts de paragraphes, voulant à l’écran la page telle qu’elle sera imprimée. Cependant, l’impression n’est pas la seule destination d’un texte. Les différentes conversions s’appuieront sur des divisions logiques du texte, et ne conserveront pas nécessairement tous les espacements et alignements. </text:p>
      <text:p text:style-name="Text_20_body">Pour afficher les caractères cachés :</text:p>
      <text:list xml:id="list664891253866617975" text:style-name="L1">
        <text:list-item>
          <text:p text:style-name="P8">OpenOffice / Outils / Options / OpenOffice.org Writer / Afficher / Aides au formatage / Affichage / [x] fin de paragraphe, [x] sauts.</text:p>
        </text:list-item>
        <text:list-item>
          <text:p text:style-name="P12">Microsoft.Word 2007 / Affichage / Barre d’outils / cocher "Standard" ; dans la barre "Standard" /cocher "¶ Afficher"</text:p>
        </text:list-item>
      </text:list>
      <text:p text:style-name="P1">Il est important d’utiliser le paragraphe (‘¶’, Entrée) comme une unité de signification intrinsèque au texte. </text:p>
      <text:p text:style-name="Text_20_body">Les paragraphes vides posent des problèmes d’interprétation. Il n’est pas possible de décider automatiquement s’ils sont significatifs ou pas. Beaucoup d’éditeurs utilisent le paragraphe vide pour l’espacement vertical, par exemple entre un titre et un paragraphe de texte. On déconseillera cette mauvaise pratique, pour lui préférer la configuration d’un style qui par exemple prévoiera automatiquement un espacement de tant de centimètre avant et après un titre. Par contre, il arrive <text:soft-page-break/>qu’un paragraphe vide ait un véritable sens logique, par exemple comme séparateur entre plusieurs paragraphes de prose liés logiquement.</text:p>
      <text:p text:style-name="Text_20_body">Dans le cas particulier d’une édition imitative d’un imprimé ancien ou d’un manuscrit, l’espacement est rarement régulier et s’automatise difficilement. Un paragraphe vide peut être commode, mais il convient alors de le distinguer par un style, nommé ici &lt;<text:a xlink:type="simple" xlink:href="http://www.tei-c.org/release/doc/tei-p5-doc/fr/html/ref-space.html">space</text:a>&gt;<text:note text:id="ftn1" text:note-class="footnote"><text:note-citation>1</text:note-citation><text:note-body><text:p text:style-name="Footnote"><text:a xlink:type="simple" xlink:href="http://www.tei-c.org/release/doc/tei-p5-doc/fr/html/ref-space.html">http://www.tei-c.org/release/doc/tei-p5-doc/fr/html/ref-space.html</text:a></text:p></text:note-body></text:note> selon la terminologie TEI.</text:p>
      <text:h text:style-name="Heading_20_2" text:outline-level="2"><text:bookmark-start text:name="__RefHeading__76062_1435493699"/>Caractères<text:bookmark-end text:name="__RefHeading__76062_1435493699"/></text:h>
      <text:p text:style-name="P1">Toujours utiliser des polices Unicode, si possible libres ou au moins gratuites, par exemple : <text:a xlink:type="simple" xlink:href="http://dejavu-fonts.org/">DejaVu</text:a><text:note text:id="ftn2" text:note-class="footnote"><text:note-citation>2</text:note-citation><text:note-body><text:p text:style-name="Footnote"><text:a xlink:type="simple" xlink:href="http://dejavu-fonts.org/">http://dejavu-fonts.org</text:a> </text:p></text:note-body></text:note>, <text:a xlink:type="simple" xlink:href="http://www.gnu.org/software/freefont/">FreeFont</text:a><text:note text:id="ftn3" text:note-class="footnote"><text:note-citation>3</text:note-citation><text:note-body><text:p text:style-name="Footnote"><text:a xlink:type="simple" xlink:href="http://www.gnu.org/software/freefont/">http://www.gnu.org/software/freefont/</text:a></text:p></text:note-body></text:note>, <text:a xlink:type="simple" xlink:href="http://www.droidfonts.com/">Droid</text:a><text:note text:id="ftn4" text:note-class="footnote"><text:note-citation>4</text:note-citation><text:note-body><text:p text:style-name="Footnote"><text:a xlink:type="simple" xlink:href="http://www.droidfonts.com/">http://www.droidfonts.com/</text:a></text:p></text:note-body></text:note>, <text:a xlink:type="simple" xlink:href="http://font.ubuntu.com/">Ubuntu</text:a><text:note text:id="ftn5" text:note-class="footnote"><text:note-citation>5</text:note-citation><text:note-body><text:p text:style-name="Footnote"><text:a xlink:type="simple" xlink:href="http://font.ubuntu.com/">http://font.ubuntu.com/</text:a></text:p></text:note-body></text:note>, Palatino Linotype (grec ancien bien supporté), Times New Roman, Arial… Il ne faut surtout pas utiliser des polices non unicode pour les symboles ou le grec (<text:span text:style-name="T3">Windings</text:span>, <text:span text:style-name="T3">Symbol</text:span>, …), les signes utilisés sont spécifiques et ne seront pas reconnus en dehors du traitement de textes.</text:p>
      <text:h text:style-name="Heading_20_2" text:outline-level="2"><text:bookmark-start text:name="__RefHeading__23976_204061275"/>Styles de titre hiérarchique (Titre 1, Titre 2, Titre 2…)<text:bookmark-end text:name="__RefHeading__23976_204061275"/></text:h>
      <text:p text:style-name="P1">Les styles de titres sont absolument requis pour établir une hiérarchie de sections récupérable automatiquement. La structure peut être vérifiée en cours de rédaction dans le logiciel de traitements de texte avec le volet d’exploration. Pour afficher la table des matières contextuelle :</text:p>
      <text:list xml:id="list471374915518353213" text:style-name="L2">
        <text:list-item>
          <text:p text:style-name="P13">OpenOffice.org / Navigateur (ou F5)</text:p>
        </text:list-item>
      </text:list>
      <text:p text:style-name="P1">Ainsi marqué dans le logiciel, les parties sont manipulables plus facilement (déplacer, changer le niveau). Ces styles permettent aussi de générer automatiquement une table des matières avec liens (ceci évite par exemple de créer manuellement des ancres et des liens).</text:p>
      <text:table-of-content text:style-name="Sect1" text:protected="true" text:name="Table des matières2">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index-source-styles text:outline-level="1">
            <text:index-source-style text:style-name="Acte"/>
          </text:index-source-styles>
          <text:index-source-styles text:outline-level="2">
            <text:index-source-style text:style-name="Scène"/>
          </text:index-source-styles>
        </text:table-of-content-source>
        <text:index-body>
          <text:index-title text:style-name="Sect2" text:name="Table des matières2_Head">
            <text:p text:style-name="Contents_20_Heading">Table des matières</text:p>
          </text:index-title>
          <text:p text:style-name="P3"><text:a xlink:type="simple" xlink:href="#__RefHeading__1112_1925000229" text:style-name="Internet_20_link" text:visited-style-name="Internet_20_link">Consignes générales</text:a><text:tab/>2</text:p>
          <text:p text:style-name="P5"><text:a xlink:type="simple" xlink:href="#__RefHeading__30174_204061275" text:style-name="Internet_20_link" text:visited-style-name="Internet_20_link">Toujours afficher les marques de paragraphes ‘¶’</text:a><text:tab/>2</text:p>
          <text:p text:style-name="P5"><text:a xlink:type="simple" xlink:href="#__RefHeading__76062_1435493699" text:style-name="Internet_20_link" text:visited-style-name="Internet_20_link">Caractères</text:a><text:tab/>3</text:p>
          <text:p text:style-name="P5"><text:a xlink:type="simple" xlink:href="#__RefHeading__23976_204061275" text:style-name="Internet_20_link" text:visited-style-name="Internet_20_link">Styles de titre hiérarchique (Titre 1, Titre 2, Titre 2…)</text:a><text:tab/>3</text:p>
          <text:p text:style-name="P4"><text:a xlink:type="simple" xlink:href="#__RefHeading__76064_1435493699" text:style-name="Internet_20_link" text:visited-style-name="Internet_20_link">Titre 3</text:a><text:tab/>4</text:p>
          <text:p text:style-name="P6"><text:a xlink:type="simple" xlink:href="#__RefHeading__76066_1435493699" text:style-name="Internet_20_link" text:visited-style-name="Internet_20_link">Titre 4</text:a><text:tab/>4</text:p>
          <text:p text:style-name="P5"><text:a xlink:type="simple" xlink:href="#__RefHeading__76629_1435493699" text:style-name="Internet_20_link" text:visited-style-name="Internet_20_link">Listes</text:a><text:tab/>5</text:p>
          <text:p text:style-name="P3"><text:a xlink:type="simple" xlink:href="#__RefHeading__23978_204061275" text:style-name="Internet_20_link" text:visited-style-name="Internet_20_link">Problèmes particuliers et solutions</text:a><text:tab/>6</text:p>
          <text:p text:style-name="P5"><text:a xlink:type="simple" xlink:href="#__RefHeading__76631_1435493699" text:style-name="Internet_20_link" text:visited-style-name="Internet_20_link">Citations</text:a><text:tab/>6</text:p>
          <text:p text:style-name="P5"><text:a xlink:type="simple" xlink:href="#__RefHeading__547_1785377065" text:style-name="Internet_20_link" text:visited-style-name="Internet_20_link">Vers</text:a><text:tab/>6</text:p>
          <text:p text:style-name="P5"><text:a xlink:type="simple" xlink:href="#__RefHeading__549_1785377065" text:style-name="Internet_20_link" text:visited-style-name="Internet_20_link">Théâtre</text:a><text:tab/>6</text:p>
          <text:p text:style-name="P3"><text:a xlink:type="simple" xlink:href="#__RefHeading__655_1785377065" text:style-name="Internet_20_link" text:visited-style-name="Internet_20_link">Acte</text:a><text:tab/>7</text:p>
          <text:p text:style-name="P5"><text:soft-page-break/><text:a xlink:type="simple" xlink:href="#__RefHeading__657_1785377065" text:style-name="Internet_20_link" text:visited-style-name="Internet_20_link">Scène</text:a><text:tab/>7</text:p>
          <text:p text:style-name="P5"><text:a xlink:type="simple" xlink:href="#__RefHeading__23980_204061275" text:style-name="Internet_20_link" text:visited-style-name="Internet_20_link">Graphiques, formules</text:a><text:tab/>7</text:p>
          <text:p text:style-name="P3"><text:a xlink:type="simple" xlink:href="#__RefHeading__11667_760089431" text:style-name="Internet_20_link" text:visited-style-name="Internet_20_link">Questions à résoudre</text:a><text:tab/>8</text:p>
        </text:index-body>
      </text:table-of-content>
      <text:h text:style-name="Heading_20_3" text:outline-level="3"><text:bookmark-start text:name="__RefHeading__76064_1435493699"/>Titre 3<text:bookmark-end text:name="__RefHeading__76064_1435493699"/></text:h>
      <text:h text:style-name="Heading_20_4" text:outline-level="4"><text:bookmark-start text:name="__RefHeading__76066_1435493699"/>Titre 4<text:bookmark-end text:name="__RefHeading__76066_1435493699"/></text:h>
      <text:p text:style-name="Text_20_body">Lorsqu’un titre est sur deux lignes, il est compris comme deux titres différents par la table des matières automatique, si on crée deux paragraphes en style de titre hiérarchique. Pensez au saut de ligne (Maj+Entrée), le caractère caché est une flèche (et non un pied de mouche).</text:p>
      <text:p text:style-name="P2">Chapitre premier<text:span text:style-name="T2">.</text:span><text:line-break/>Le commencent</text:p>
      <text:p text:style-name="P1">Lorsqu’un titre avec saut de ligne est ramené à une ligne dans la table des matières, le saut de ligne est remplacé par un simple espace, une ponctuation est nécessaire à la fin du premier titre.</text:p>
      <text:p text:style-name="Text_20_body">Il faut toujours écrire un titre en casse normale. Si l’on veut qu’un titre paraisse en capitales ou en petites capitales, le préciser dans un style, uniquement au moment de l’impression. En effet, les titres écrits en majuscules utilisent trop rarement les capitales accentuées, et surtout, il est impossible de retrouver des capitales correctes lorsque ce titre a besoin d’être en minuscules (par exemple dans une table des matières).</text:p>
      <text:p text:style-name="Text_20_body">LES DECONVENUES D’HONORINE deviendrait : les deconvenues d’honorine</text:p>
      <text:p text:style-name="Text_20_body">On déconseillera de rappeler le titre du livre au dessus d’un titre de chapitre. D’une part pour l’imprimé, cette information peut être déjà présente dans le titre courant, d’autre part ce besoin s’interprète très différemment selon les appareils, un site Internet utilisera un fil d’Ariane avec boutons précédent / suivant, tandis qu’une liseuse donne accès au sommaire.</text:p>
      <text:h text:style-name="Heading_20_2" text:outline-level="2"><text:bookmark-start text:name="__RefHeading__76629_1435493699"/>Listes<text:bookmark-end text:name="__RefHeading__76629_1435493699"/></text:h>
      <text:p text:style-name="P1">Les traitements de texte permettent de structurer des listes. Les listes sont généralement représentées par des paragraphes différemment indentés, précédés de puces ou de numéros. Un traitement de textes peut donner une impression de listes à des paragraphes précédés de puces, cependant, ce ne sont pas des listes, au sens informatique. Les traitement postérieurs les comme des paragraphes avec des marges et des caractères parasites. On conseillera d’apprendre à configurer les listes dans son logiciel. Cela permet d’automatiser certaines tâches fastidieuses, par exemple en affichant automatiquement un certain type de numérotation (a, 1, I…) selon un niveau hiérarchique.</text:p>
      <text:list xml:id="list8155550218817517448" text:style-name="L3">
        <text:list-item>
          <text:p text:style-name="P14">Liste numérotée</text:p>
          <text:list>
            <text:list-item>
              <text:p text:style-name="P14">avec un sous-niveau numéroté en chiffres modernes</text:p>
            </text:list-item>
            <text:list-item>
              <text:p text:style-name="P14">un deuxième sous-item</text:p>
              <text:list>
                <text:list-item>
                  <text:p text:style-name="P14">les items de 3e niveau sont des lettres minuscules</text:p>
                </text:list-item>
                <text:list-item>
                  <text:p text:style-name="P14">b)</text:p>
                </text:list-item>
              </text:list>
            </text:list-item>
            <text:list-item>
              <text:p text:style-name="P14">3.</text:p>
            </text:list-item>
          </text:list>
        </text:list-item>
        <text:list-item>
          <text:p text:style-name="P14">II.</text:p>
        </text:list-item>
        <text:list-item>
          <text:p text:style-name="P14">III.</text:p>
          <text:list>
            <text:list-item>
              <text:p text:style-name="P14"><text:soft-page-break/>1.</text:p>
            </text:list-item>
          </text:list>
        </text:list-item>
      </text:list>
      <text:h text:style-name="Heading_20_1" text:outline-level="1"><text:bookmark-start text:name="__RefHeading__23978_204061275"/>Problèmes particuliers et solutions<text:bookmark-end text:name="__RefHeading__23978_204061275"/></text:h>
      <text:h text:style-name="Heading_20_2" text:outline-level="2"><text:bookmark-start text:name="__RefHeading__76631_1435493699"/>Citations<text:bookmark-end text:name="__RefHeading__76631_1435493699"/></text:h>
      <text:p text:style-name="P1">Les citations sont souvent présentées de manière différentes dans un texte (décrochées, corps et interligne plus petit…). Il est très commode de prévoir un style “Citation”, parfois natif dans le logiciel. Cela permet d’assurer une présentation homogène dans tout le texte. Si le nom de ce style est standardisé, il doit pouvoir être repris par des transformations ultérieures.</text:p>
      <text:p text:style-name="Quotations">Citation repérée par un style “Citation”.</text:p>
      <text:h text:style-name="Heading_20_2" text:outline-level="2"><text:bookmark-start text:name="__RefHeading__547_1785377065"/>Vers<text:bookmark-end text:name="__RefHeading__547_1785377065"/></text:h>
      <text:p text:style-name="P1">On conseillera d’utiliser un style spécifique pour les vers, &lt;<text:a xlink:type="simple" xlink:href="http://www.tei-c.org/release/doc/tei-p5-doc/fr/html/ref-l.html">l</text:a>&gt;<text:note text:id="ftn6" text:note-class="footnote"><text:note-citation>6</text:note-citation><text:note-body><text:p text:style-name="Footnote"><text:a xlink:type="simple" xlink:href="http://www.tei-c.org/release/doc/tei-p5-doc/fr/html/ref-l.html">http://www.tei-c.org/release/doc/tei-p5-doc/fr/html/ref-l.html</text:a></text:p></text:note-body></text:note> dans le vocabulaire TEI, ou bien “Vers”. Un style est indispensable pour interpréter correctement un paragraphe vide entre deux vers et regrouper les strophes.</text:p>
      <text:p text:style-name="Text_20_body">Un vers dans une citation doit être doublement marqué par son nom de style, comme citation (texte rapporté et décroché), ainsi que comme vers : “Citation, Vers”, &lt;quote.l&gt;.</text:p>
      <text:p text:style-name="Text_20_body">Un style de vers peut permettre la numérotation automatique.</text:p>
      <text:h text:style-name="Heading_20_2" text:outline-level="2"><text:bookmark-start text:name="__RefHeading__23980_204061275"/>Graphiques, formules<text:bookmark-end text:name="__RefHeading__23980_204061275"/></text:h>
      <text:p text:style-name="P1">Les logiciels de traitrements de textes permettent de créer des graphiques vectoriels (segments, formes…) ou des formules mathématiques. Ces formats propriétaire ne peuvent pas être convertis facilement. On conseillera de ne jamais utiliser ces possibilités si le but est de convertir ces fichiers pour les écrans. On préférera les solutions suivantes, en ordre de préférence :</text:p>
      <text:list xml:id="list1420888987208999260" text:style-name="L4">
        <text:list-item>
          <text:p text:style-name="P9">symboles unicode géométriques, ex : △, ◯, ▰…</text:p>
        </text:list-item>
        <text:list-item>
          <text:p text:style-name="P9">formule mathématiques linéarisées, ex : <text:span text:style-name="T1"><text:s/>n/60, πd, (e^fα -I)</text:span></text:p>
        </text:list-item>
        <text:list-item>
          <text:p text:style-name="P9">images en pixels (jpg, png…)</text:p>
        </text:list-item>
        <text:list-item>
          <text:p text:style-name="P9">bloc de texte préformaté, ex : </text:p>
          <text:list>
            <text:list-item>
              <text:p text:style-name="P11">157 |  64<text:line-break/>290 |  <text:s/>2,45<text:line-break/>340 |–––––––––––––––<text:line-break/> 20 | 163 <text:s text:c="2"/>|<text:line-break/> <text:s text:c="3"/>| <text:s text:c="6"/>|––––––<text:line-break/><text:soft-page-break/> <text:s text:c="3"/>| 310 <text:s text:c="2"/>| <text:s/>66<text:line-break/> <text:s text:c="3"/>| 460 <text:s text:c="2"/>| <text:s text:c="2"/>2,4766<text:line-break/> <text:s text:c="3"/>| 440 <text:s text:c="2"/>|<text:line-break/> <text:s text:c="3"/>| 24 <text:s text:c="3"/>|</text:p>
            </text:list-item>
          </text:list>
        </text:list-item>
        <text:list-item>
          <text:p text:style-name="P9">formules mathématiques complexes en LaTeX</text:p>
        </text:list-item>
      </text:list>
      <text:h text:style-name="Heading_20_1" text:outline-level="1"><text:bookmark-start text:name="__RefHeading__11667_760089431"/>Questions à résoudre<text:bookmark-end text:name="__RefHeading__11667_760089431"/></text:h>
      <text:list xml:id="list1045247493040116375" text:style-name="L5">
        <text:list-item>
          <text:p text:style-name="P10">Indexation des personnes (auteurs, personnages, autres…), des titres d’œuvres, des notions (romantisme, classique…), des lieux : il semble intéressant d’utiliser la fonctionnalité d’index du traitement de textes, car cela permet à l’éditeur de vérifier lui-même la qualité de son index.</text:p>
        </text:list-item>
        <text:list-item>
          <text:p text:style-name="P10">page de titre</text:p>
        </text:list-item>
        <text:list-item>
          <text:p text:style-name="P10">4e de couverture</text:p>
        </text:list-item>
        <text:list-item>
          <text:p text:style-name="P10">séparer avant-texte (préface, etc.) de l’après-texte (annexe, ind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Arial Unicode MS'" style:font-charset="x-symbol"/>
    <style:font-face style:name="OpenSymbol" svg:font-family="OpenSymbol"/>
    <style:font-face style:name="Palatino Linotype" svg:font-family="'Palatino Linotype', Palatino" style:font-adornments="Italique"/>
    <style:font-face style:name="Courier New" svg:font-family="'Courier New'" style:font-family-generic="modern"/>
    <style:font-face style:name="sans-serif" svg:font-family="sans-serif" style:font-adornments="Normal" style:font-family-generic="swiss"/>
    <style:font-face style:name="Courier New1" svg:font-family="'Courier New'" style:font-adornments="Normal" style:font-family-generic="modern" style:font-pitch="fixed"/>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Times" svg:font-family="Times, serif"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0%" fo:text-align="start" style:justify-single-word="false" fo:orphans="2" fo:widows="2" fo:hyphenation-ladder-count="no-limit" text:number-lines="false" text:line-number="0" style:text-autospace="ideograph-alpha" style:punctuation-wrap="hanging" style:line-break="strict" style:writing-mode="lr-tb"/>
      <style:text-properties style:use-window-font-color="true" style:font-name="Times"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fo:orphans="3" fo:widows="3" fo:hyphenation-ladder-count="no-limit" style:page-number="auto" fo:keep-with-next="always"/>
      <style:text-properties fo:font-size="12pt" fo:font-weight="bold" fo:hyphenate="false" fo:hyphenation-remain-char-count="2" fo:hyphenation-push-char-count="2"/>
    </style:style>
    <style:style style:name="Text_20_body" style:display-name="Text body" style:family="paragraph" style:parent-style-name="_3c_html_3e_" style:class="text">
      <style:paragraph-properties fo:margin-left="0cm" fo:margin-right="0cm" fo:margin-top="0cm" fo:margin-bottom="0cm" style:contextual-spacing="false" fo:line-height="115%" fo:text-align="justify" style:justify-single-word="false" fo:text-indent="1cm" style:auto-text-indent="false" style:shadow="none"/>
    </style:style>
    <style:style style:name="List" style:family="paragraph" style:hidden="true" style:parent-style-name="Standard" style:class="list"/>
    <style:style style:name="Caption" style:family="paragraph" style:hidden="true" style:parent-style-name="zones"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_3c_html_3e_" style:display-name="&lt;html&gt;" style:family="paragraph" style:parent-style-name="Standard" style:next-style-name="Text_20_body"/>
    <style:style style:name="Heading_20_1" style:display-name="Heading 1" style:family="paragraph" style:parent-style-name="Heading" style:next-style-name="Text_20_body" style:default-outline-level="1" style:class="text" style:master-page-name="">
      <style:paragraph-properties fo:margin-left="2cm" fo:margin-right="2cm" fo:margin-top="1cm" fo:margin-bottom="1cm" style:contextual-spacing="false" fo:text-align="center" style:justify-single-word="false" fo:keep-together="always" fo:text-indent="0cm" style:auto-text-indent="false" style:page-number="auto" fo:break-before="page" fo:padding="0cm" fo:border="none" style:shadow="none" fo:keep-with-next="always">
        <style:tab-stops/>
      </style:paragraph-properties>
      <style:text-properties fo:font-size="150%" fo:font-weight="bold"/>
    </style:style>
    <style:style style:name="Heading_20_2" style:display-name="Heading 2" style:family="paragraph" style:parent-style-name="Heading" style:next-style-name="Text_20_body" style:default-outline-level="2" style:class="text">
      <style:paragraph-properties fo:margin-top="1cm" fo:margin-bottom="0.75cm" style:contextual-spacing="false" fo:line-height="120%" fo:text-align="start" style:justify-single-word="false" fo:keep-together="always" fo:padding="0cm" fo:border="none" style:shadow="none" fo:keep-with-next="always">
        <style:tab-stops>
          <style:tab-stop style:position="0cm"/>
        </style:tab-stops>
      </style:paragraph-properties>
      <style:text-properties fo:font-size="120%" fo:font-style="normal" style:text-underline-style="none" fo:font-weight="bold"/>
    </style:style>
    <style:style style:name="Heading_20_3" style:display-name="Heading 3" style:family="paragraph" style:parent-style-name="Heading" style:next-style-name="Text_20_body" style:default-outline-level="3" style:class="text">
      <style:paragraph-properties fo:margin-left="1cm" fo:margin-right="0cm" fo:margin-top="0.499cm" fo:margin-bottom="0.25cm" style:contextual-spacing="false" fo:text-align="start" style:justify-single-word="false" fo:keep-together="always" fo:text-indent="0cm" style:auto-text-indent="false" fo:keep-with-next="always">
        <style:tab-stops>
          <style:tab-stop style:position="0cm"/>
        </style:tab-stops>
      </style:paragraph-properties>
      <style:text-properties fo:font-size="105%" fo:font-weight="bold"/>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style:contextual-spacing="false" fo:text-align="start" style:justify-single-word="false" fo:text-indent="2cm" style:auto-text-indent="false"/>
      <style:text-properties fo:font-size="80%"/>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style: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Title" style:family="paragraph" style:parent-style-name="Heading" style:next-style-name="Subtitle" style:class="chapter">
      <style:paragraph-properties fo:margin-top="1cm" fo:margin-bottom="0.21cm" style:contextual-spacing="false" fo:text-align="center" style:justify-single-word="false" fo:keep-with-next="always"/>
      <style:text-properties fo:font-size="150%"/>
    </style:style>
    <style:style style:name="Subtitle" style:family="paragraph" style:parent-style-name="Heading" style:next-style-name="Text_20_body" style:class="chapter">
      <style:paragraph-properties fo:margin-top="0.494cm" fo:margin-bottom="2cm" style:contextual-spacing="false" fo:text-align="center" style:justify-single-word="false"/>
      <style:text-properties style:font-name="Palatino Linotype" fo:font-size="120%" fo:font-style="italic" style:font-size-asian="14pt" style:font-style-asian="italic" style:font-size-complex="14pt" style:font-style-complex="italic"/>
    </style:style>
    <style:style style:name="Signature" style:family="paragraph" style:parent-style-name="zones" style:class="text">
      <style:paragraph-properties text:number-lines="false" text:line-number="0"/>
    </style:style>
    <style:style style:name="Addressee" style:family="paragraph" style:parent-style-name="zones" style:class="extra">
      <style:paragraph-properties fo:margin-top="0cm" fo:margin-bottom="0.106cm" style:contextual-spacing="false" text:number-lines="false" text:line-number="0"/>
    </style:style>
    <style:style style:name="Quotations" style:family="paragraph" style:parent-style-name="_3c_html_3e_" style:class="html" style:master-page-name="">
      <style:paragraph-properties fo:margin-left="1.499cm" fo:margin-right="0cm" fo:margin-top="0.25cm" fo:margin-bottom="0.199cm" style:contextual-spacing="false" fo:line-height="95%" fo:text-align="justify" style:justify-single-word="false" fo:text-indent="0cm" style:auto-text-indent="false" style:page-number="auto">
        <style:tab-stops/>
      </style:paragraph-properties>
      <style:text-properties fo:font-size="90%"/>
    </style:style>
    <style:style style:name="Preformatted_20_Text" style:display-name="Preformatted Text" style:family="paragraph" style:parent-style-name="_3c_html_3e_" style:class="html">
      <style:paragraph-properties fo:margin-top="0cm" fo:margin-bottom="0cm" style:contextual-spacing="false"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Footnote" style:family="paragraph" style:parent-style-name="zones" style:class="extra">
      <style:paragraph-properties fo:margin-left="0.499cm" fo:margin-right="0cm" fo:margin-top="0cm" fo:margin-bottom="0cm" style:contextual-spacing="false" fo:line-height="95%" fo:text-align="justify" style:justify-single-word="false"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des_20_matières" style:display-name="Table des matières" style:family="paragraph" style:hidden="true" style:parent-style-name="Index"/>
    <style:style style:name="Contents_20_1" style:display-name="Contents 1" style:family="paragraph" style:parent-style-name="Index"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hidden="true"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hidden="true" style:parent-style-name="Index" style:class="index">
      <style:paragraph-properties fo:margin-left="0cm" fo:margin-right="0cm" fo:margin-top="0cm" fo:margin-bottom="0cm" style:contextual-spacing="false" fo:text-indent="0cm" style:auto-text-indent="false"/>
    </style:style>
    <style:style style:name="Endnote" style:family="paragraph" style:hidden="true" style:parent-style-name="zones"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_3c_html_3e_" style:class="extra">
      <style:paragraph-properties fo:text-align="start" style:justify-single-word="false" text:number-lines="false" text:line-number="0"/>
      <style:text-properties style:font-name="Arial" fo:font-size="8pt" style:font-size-asian="8pt"/>
    </style:style>
    <style:style style:name="Index_20_2" style:display-name="Index 2" style:family="paragraph" style:hidden="true"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hidden="true" style:parent-style-name="Index" style:class="index">
      <style:paragraph-properties fo:margin-left="0.998cm" fo:margin-right="0cm" fo:margin-top="0cm" fo:margin-bottom="0cm" style:contextual-spacing="false" fo:text-indent="0cm" style:auto-text-indent="false"/>
    </style:style>
    <style:style style:name="List_20_Contents" style:display-name="List Contents" style:family="paragraph" style:parent-style-name="_3c_html_3e_" style:next-style-name="List_20_Heading" style:class="html">
      <style:paragraph-properties fo:margin-left="1cm" fo:margin-right="0cm" fo:margin-top="0.101cm" fo:margin-bottom="0.101cm" style:contextual-spacing="false" fo:line-height="90%" fo:text-indent="0cm" style:auto-text-indent="false"/>
    </style:style>
    <style:style style:name="List_20_Heading" style:display-name="List Heading" style:family="paragraph" style:hidden="true" style:parent-style-name="List_20_Contents" style:next-style-name="List_20_Contents" style:class="html">
      <style:paragraph-properties fo:margin-left="0cm" fo:margin-right="0cm" fo:margin-top="0.388cm" fo:margin-bottom="0cm" style:contextual-spacing="false" fo:text-align="start" style:justify-single-word="false" fo:text-indent="0cm" style:auto-text-indent="false" fo:keep-with-next="always"/>
      <style:text-properties fo:font-size="12pt" fo:font-weight="bold" style:font-size-asian="12pt" style:font-weight-asian="normal"/>
    </style:style>
    <style:style style:name="Marginalia" style:family="paragraph" style:hidden="true" style:parent-style-name="zones" style:class="text">
      <style:paragraph-properties fo:margin-left="4.001cm" fo:margin-right="0cm" fo:margin-top="0cm" fo:margin-bottom="0cm" style:contextual-spacing="false" fo:line-height="95%" fo:text-indent="0cm" style:auto-text-indent="false"/>
    </style:style>
    <style:style style:name="Heading_20_10" style:display-name="Heading 10" style:family="paragraph" style:parent-style-name="Heading" style:default-outline-level="10" style:class="text">
      <style:paragraph-properties fo:margin-left="0cm" fo:margin-right="0cm" fo:margin-top="0cm" fo:margin-bottom="0cm" style:contextual-spacing="false" fo:text-indent="0cm" style:auto-text-indent="false"/>
      <style:text-properties fo:font-size="11pt" fo:font-weight="bold" style:font-size-asian="11pt" style:font-weight-asian="bold" style:font-size-complex="10.5pt" style:font-weight-complex="bold"/>
    </style:style>
    <style:style style:name="Header" style:family="paragraph" style:parent-style-name="pied-tête" style:class="extra">
      <style:paragraph-properties text:number-lines="false" text:line-number="0">
        <style:tab-stops>
          <style:tab-stop style:position="8.498cm" style:type="center"/>
          <style:tab-stop style:position="16.999cm" style:type="right"/>
        </style:tab-stops>
      </style:paragraph-properties>
      <style:text-properties style:font-name="Arial" fo:font-size="8pt" style:font-size-asian="10pt"/>
    </style:style>
    <style:style style:name="Footer" style:family="paragraph" style:parent-style-name="pied-tête" style:class="extra">
      <style:paragraph-properties text:number-lines="false" text:line-number="0">
        <style:tab-stops>
          <style:tab-stop style:position="8.498cm" style:type="center"/>
          <style:tab-stop style:position="16.999cm" style:type="right"/>
        </style:tab-stops>
      </style:paragraph-properties>
      <style:text-properties style:font-name="Arial" fo:font-size="8pt" style:font-size-asian="10pt"/>
    </style:style>
    <style:style style:name="Sender" style:family="paragraph" style:parent-style-name="_3c_html_3e_" style:class="extra">
      <style:paragraph-properties fo:margin-left="2cm" fo:margin-right="0cm" fo:margin-top="0.049cm" fo:margin-bottom="0.199cm" style:contextual-spacing="false" fo:text-align="end" style:justify-single-word="false" fo:text-indent="0cm" style:auto-text-indent="false" fo:keep-with-next="auto" text:number-lines="false" text:line-number="0"/>
      <style:text-properties style:font-name="Arial" fo:font-size="9pt" style:font-size-asian="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zones" style:class="text">
      <style:paragraph-properties text:number-lines="false" text:line-number="0"/>
    </style:style>
    <style:style style:name="User_20_Index_20_Heading" style:display-name="User Index Heading" style:family="paragraph" style:hidden="true"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hidden="true"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hidden="true" style:parent-style-name="zones" style:class="extra"/>
    <style:style style:name="Horizontal_20_Line" style:display-name="Horizontal Line" style:family="paragraph" style:parent-style-name="_3c_html_3e_"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Header_20_right" style:display-name="Header right" style:family="paragraph" style:hidden="true"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hidden="true"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Object_20_index_20_heading" style:display-name="Object index heading" style:family="paragraph" style:hidden="true"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hidden="true" style:parent-style-name="Index" style:class="index">
      <style:paragraph-properties fo:margin-left="3.9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margin-top="0cm" fo:margin-bottom="0cm" style:contextual-spacing="false" fo:text-indent="0cm" style:auto-text-indent="false"/>
    </style:style>
    <style:style style:name="Table_20_index_20_1" style:display-name="Table index 1" style:family="paragraph" style:hidden="true"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hidden="true"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Nulérotation" style:family="paragraph" style:hidden="true" style:parent-style-name="List"/>
    <style:style style:name="Numbering_20_1" style:display-name="Numbering 1" style:family="paragraph" style:hidden="true" style:parent-style-name="Nulérotation"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hidden="true" style:paren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hidden="true" style:paren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hidden="true" style:parent-style-name="Numbering_20_1"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hidden="true" style:parent-style-name="Nulérotation"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hidden="true" style:paren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hidden="true" style:paren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hidden="true" style:parent-style-name="Numbering_20_2"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hidden="true" style:parent-style-name="Nulérotation"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hidden="true" style:paren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style:hidden="true" style:paren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hidden="true" style:parent-style-name="Numbering_20_3" style:class="list">
      <style:paragraph-properties fo:margin-left="1.905cm" fo:margin-right="0cm" fo:margin-top="0cm" fo:margin-bottom="0.212cm" style:contextual-spacing="false" fo:text-indent="0cm" style:auto-text-indent="false"/>
    </style:style>
    <style:style style:name="Numbering_20_4" style:display-name="Numbering 4" style:family="paragraph" style:hidden="true" style:parent-style-name="Nulérotation"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hidden="true" style:paren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style:hidden="true" style:paren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hidden="true" style:parent-style-name="Numbering_20_4" style:class="list">
      <style:paragraph-properties fo:margin-left="2.54cm" fo:margin-right="0cm" fo:margin-top="0cm" fo:margin-bottom="0.212cm" style:contextual-spacing="false" fo:text-indent="0cm" style:auto-text-indent="false"/>
    </style:style>
    <style:style style:name="Numbering_20_5" style:display-name="Numbering 5" style:family="paragraph" style:hidden="true" style:parent-style-name="Nulérotation"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hidden="true" style:paren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style:hidden="true" style:paren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style:hidden="true" style:parent-style-name="Numbering_20_5" style:class="list">
      <style:paragraph-properties fo:margin-left="3.175cm" fo:margin-right="0cm" fo:margin-top="0cm" fo:margin-bottom="0.212cm" style:contextual-spacing="false" fo:text-indent="0cm" style:auto-text-indent="false"/>
    </style:style>
    <style:style style:name="List_20_1" style:display-name="List 1" style:family="paragraph" style:hidden="true" style:parent-style-name="Puce"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hidden="true" style:paren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hidden="true" style:paren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hidden="true" style:parent-style-name="List_20_1" style:class="list">
      <style:paragraph-properties fo:margin-left="0.635cm" fo:margin-right="0cm" fo:margin-top="0cm" fo:margin-bottom="0.212cm" style:contextual-spacing="false" fo:text-indent="0cm" style:auto-text-indent="false"/>
    </style:style>
    <style:style style:name="List_20_2" style:display-name="List 2" style:family="paragraph" style:hidden="true" style:parent-style-name="Puce"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hidden="true" style:parent-style-name="List_20_2" style:class="list">
      <style:paragraph-properties fo:margin-left="1.27cm" fo:margin-right="0cm" fo:margin-top="0.423cm" fo:margin-bottom="0.212cm" style:contextual-spacing="false" fo:text-indent="-0.635cm" style:auto-text-indent="false"/>
    </style:style>
    <style:style style:name="List_20_2_20_End" style:display-name="List 2 End" style:family="paragraph" style:hidden="true" style:paren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hidden="true" style:parent-style-name="List_20_2" style:class="list">
      <style:paragraph-properties fo:margin-left="1.27cm" fo:margin-right="0cm" fo:margin-top="0cm" fo:margin-bottom="0.212cm" style:contextual-spacing="false" fo:text-indent="0cm" style:auto-text-indent="false"/>
    </style:style>
    <style:style style:name="List_20_3" style:display-name="List 3" style:family="paragraph" style:hidden="true" style:parent-style-name="Puce"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hidden="true" style:paren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style:hidden="true" style:paren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hidden="true" style:parent-style-name="List_20_3" style:class="list">
      <style:paragraph-properties fo:margin-left="1.905cm" fo:margin-right="0cm" fo:margin-top="0cm" fo:margin-bottom="0.212cm" style:contextual-spacing="false" fo:text-indent="0cm" style:auto-text-indent="false"/>
    </style:style>
    <style:style style:name="List_20_4" style:display-name="List 4" style:family="paragraph" style:hidden="true" style:parent-style-name="Puce"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hidden="true" style:parent-style-name="List_20_4" style:class="list">
      <style:paragraph-properties fo:margin-left="2.54cm" fo:margin-right="0cm" fo:margin-top="0.423cm" fo:margin-bottom="0.212cm" style:contextual-spacing="false" fo:text-indent="-0.635cm" style:auto-text-indent="false"/>
    </style:style>
    <style:style style:name="List_20_4_20_End" style:display-name="List 4 End" style:family="paragraph" style:hidden="true" style:parent-style-name="List_20_4" style:class="list">
      <style:paragraph-properties fo:margin-left="2.54cm" fo:margin-right="0cm" fo:margin-top="0cm" fo:margin-bottom="0.423cm" style:contextual-spacing="false" fo:text-indent="-0.635cm" style:auto-text-indent="false"/>
    </style:style>
    <style:style style:name="List_20_5" style:display-name="List 5" style:family="paragraph" style:hidden="true" style:parent-style-name="Puce" style:class="list">
      <style:paragraph-properties fo:margin-left="3.175cm" fo:margin-right="0cm" fo:margin-top="0cm" fo:margin-bottom="0.212cm" style:contextual-spacing="false" fo:text-indent="-0.635cm" style:auto-text-indent="false"/>
    </style:style>
    <style:style style:name="List_20_4_20_Cont." style:display-name="List 4 Cont." style:family="paragraph" style:hidden="true" style:parent-style-name="List_20_4" style:class="list">
      <style:paragraph-properties fo:margin-left="2.54cm" fo:margin-right="0cm" fo:margin-top="0cm" fo:margin-bottom="0.212cm" style:contextual-spacing="false" fo:text-indent="0cm" style:auto-text-indent="false"/>
    </style:style>
    <style:style style:name="List_20_5_20_Start" style:display-name="List 5 Start" style:family="paragraph" style:hidden="true" style:parent-style-name="List_20_5" style:class="list">
      <style:paragraph-properties fo:margin-left="3.175cm" fo:margin-right="0cm" fo:margin-top="0.423cm" fo:margin-bottom="0.212cm" style:contextual-spacing="false" fo:text-indent="-0.635cm" style:auto-text-indent="false"/>
    </style:style>
    <style:style style:name="List_20_5_20_End" style:display-name="List 5 End" style:family="paragraph" style:hidden="true" style:paren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hidden="true" style:parent-style-name="List_20_5" style:class="list">
      <style:paragraph-properties fo:margin-left="3.175cm" fo:margin-right="0cm" fo:margin-top="0cm" fo:margin-bottom="0.212cm" style:contextual-spacing="false" fo:text-indent="0cm" style:auto-text-indent="false"/>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style:font-name="Arial" fo:font-size="10pt" fo:font-style="normal" fo:font-weight="bold" style:font-size-asian="10pt" style:font-style-asian="normal" style:font-weight-asian="bold" style:font-style-complex="italic" style:font-weight-complex="bold"/>
    </style:style>
    <style:style style:name="Hanging_20_indent" style:display-name="Hanging indent" style:family="paragraph" style:parent-style-name="zones" style:class="text">
      <style:paragraph-properties fo:margin-left="1.002cm" fo:margin-right="0cm" fo:margin-top="0cm" fo:margin-bottom="0cm" style:contextual-spacing="false"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hidden="true" style:parent-style-name="zones" style:class="text">
      <style:paragraph-properties fo:margin-left="0.499cm" fo:margin-right="0cm" fo:margin-top="0cm" fo:margin-bottom="0cm" style:contextual-spacing="false" fo:text-indent="0cm" style:auto-text-indent="false"/>
    </style:style>
    <style:style style:name="zones" style:family="paragraph" style:parent-style-name="Standard"/>
    <style:style style:name="Illustration" style:family="paragraph" style:hidden="true" style:parent-style-name="Caption" style:class="extra"/>
    <style:style style:name="First_20_line_20_indent" style:display-name="First line indent" style:family="paragraph" style:hidden="true" style:parent-style-name="zones" style:class="text">
      <style:paragraph-properties fo:margin-left="0cm" fo:margin-right="0cm" fo:margin-top="0cm" fo:margin-bottom="0cm" style:contextual-spacing="false" fo:text-indent="0.499cm" style:auto-text-indent="false"/>
    </style:style>
    <style:style style:name="List_20_Indent" style:display-name="List Indent" style:family="paragraph" style:hidden="true" style:parent-style-name="List"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pied-tête" style:family="paragraph" style:parent-style-name="Standard">
      <style:text-properties style:font-name="Arial1" fo:font-size="8pt"/>
    </style:style>
    <style:style style:name="_3c_TEI_3e_" style:display-name="&lt;TEI&gt;" style:family="paragraph" style:parent-style-name="Standard"/>
    <style:style style:name="_3c_bibl_3e_" style:display-name="&lt;bibl&gt;" style:family="paragraph" style:parent-style-name="_3c_TEI_3e_">
      <style:paragraph-properties fo:margin-left="3cm" fo:margin-right="0cm" fo:margin-top="0cm" fo:margin-bottom="0.199cm" style:contextual-spacing="false" fo:line-height="100%" fo:text-indent="0cm" style:auto-text-indent="false"/>
      <style:text-properties style:font-name="sans-serif" fo:font-size="80%" fo:font-weight="normal"/>
    </style:style>
    <style:style style:name="_3c_dateline_3e_" style:display-name="&lt;dateline&gt;" style:family="paragraph" style:parent-style-name="_3c_TEI_3e_" style:next-style-name="Text_20_body">
      <style:paragraph-properties fo:text-align="end" style:justify-single-word="false"/>
    </style:style>
    <style:style style:name="_3c_salute_3e_" style:display-name="&lt;salute&gt;" style:family="paragraph" style:parent-style-name="_3c_TEI_3e_" style:next-style-name="Text_20_body"/>
    <style:style style:name="_3c_signed_3e_" style:display-name="&lt;signed&gt;" style:family="paragraph" style:parent-style-name="_3c_TEI_3e_" style:next-style-name="Text_20_body"/>
    <style:style style:name="_3c_byline_3e_" style:display-name="&lt;byline&gt;" style:family="paragraph" style:parent-style-name="_3c_TEI_3e_">
      <style:paragraph-properties fo:text-align="end" style:justify-single-word="false"/>
    </style:style>
    <style:style style:name="_3c_argument_3e_" style:display-name="&lt;argument&gt;" style:family="paragraph" style:parent-style-name="_3c_TEI_3e_" style:master-page-name="">
      <style:paragraph-properties fo:margin-left="0cm" fo:margin-right="0cm" fo:margin-top="1cm" fo:margin-bottom="0cm" style:contextual-spacing="false" fo:line-height="90%" fo:text-align="justify" style:justify-single-word="false" fo:hyphenation-ladder-count="no-limit" fo:text-indent="0cm" style:auto-text-indent="false" style:page-number="auto" fo:padding-left="0.25cm" fo:padding-right="0.25cm" fo:padding-top="0.049cm" fo:padding-bottom="0.049cm" fo:border="0.06pt solid #c0c0c0" style:shadow="none"/>
      <style:text-properties fo:font-size="11pt" fo:font-style="italic" fo:hyphenate="true" fo:hyphenation-remain-char-count="2" fo:hyphenation-push-char-count="2"/>
    </style:style>
    <style:style style:name="_3c_h1.sub_3e_" style:display-name="&lt;h1.sub&gt;" style:family="paragraph" style:parent-style-name="Heading_20_1" style:next-style-name="Text_20_body" style:default-outline-level="" style:list-style-name="" style:master-page-name="">
      <style:paragraph-properties style:page-number="auto" fo:break-before="auto" fo:break-after="auto" style:shadow="none"/>
      <style:text-properties fo:font-style="italic" fo:font-weight="normal"/>
    </style:style>
    <style:style style:name="_3c_h2.sub_3e_" style:display-name="&lt;h2.sub&gt;" style:family="paragraph" style:parent-style-name="Heading_20_2" style:default-outline-level="" style:list-style-name="">
      <style:text-properties fo:font-style="italic" fo:font-weight="normal"/>
    </style:style>
    <style:style style:name="_3c_h3.sub_3e_" style:display-name="&lt;h3.sub&gt;" style:family="paragraph" style:parent-style-name="Heading_20_3" style:default-outline-level="" style:list-style-name="">
      <style:text-properties fo:font-style="italic" fo:font-weight="normal"/>
    </style:style>
    <style:style style:name="_3c_h4.sub_3e_" style:display-name="&lt;h4.sub&gt;" style:family="paragraph" style:parent-style-name="Heading_20_4" style:next-style-name="Text_20_body" style:default-outline-level="" style:list-style-name="">
      <style:text-properties fo:font-style="italic" fo:font-weight="normal"/>
    </style:style>
    <style:style style:name="Puce" style:family="paragraph" style:hidden="true" style:parent-style-name="List"/>
    <style:style style:name="Citation_20_vers" style:display-name="Citation vers" style:family="paragraph" style:parent-style-name="Quotations" style:master-page-name="">
      <style:paragraph-properties fo:margin-left="2.499cm" fo:margin-right="0cm" fo:margin-top="0cm" fo:margin-bottom="0cm" style:contextual-spacing="false" fo:text-align="start" style:justify-single-word="false" fo:hyphenation-ladder-count="no-limit" fo:text-indent="-1cm" style:auto-text-indent="false" style:page-number="auto">
        <style:tab-stops/>
      </style:paragraph-properties>
      <style:text-properties fo:hyphenate="false" fo:hyphenation-remain-char-count="2" fo:hyphenation-push-char-count="2"/>
    </style:style>
    <style:style style:name="_3c_space_3e_" style:display-name="&lt;space&gt;" style:family="paragraph" style:parent-style-name="_3c_TEI_3e_" style:next-style-name="Text_20_body"/>
    <style:style style:name="_3c_l_3e_" style:display-name="&lt;l&gt;" style:family="paragraph" style:parent-style-name="_3c_TEI_3e_">
      <style:paragraph-properties fo:margin-left="0.499cm" fo:margin-right="0cm" fo:margin-top="0cm" fo:margin-bottom="0cm" style:contextual-spacing="false" fo:line-height="100%" fo:text-indent="-0.499cm" style:auto-text-indent="false" text:number-lines="true" text:line-number="0">
        <style:tab-stops/>
      </style:paragraph-properties>
    </style:style>
    <style:style style:name="Vers" style:family="paragraph" style:parent-style-name="_3c_l_3e_"/>
    <style:style style:name="_3c_quote_3e_" style:display-name="&lt;quote&gt;" style:family="paragraph" style:parent-style-name="Quotations" style:next-style-name="Text_20_body"/>
    <style:style style:name="_3c_quote.l_3e_" style:display-name="&lt;quote.l&gt;" style:family="paragraph" style:parent-style-name="Citation_20_vers">
      <style:paragraph-properties fo:margin-left="2cm" fo:margin-right="0cm" fo:margin-top="0cm" fo:margin-bottom="0cm" style:contextual-spacing="false" fo:text-indent="-0.499cm" style:auto-text-indent="false">
        <style:tab-stops/>
      </style:paragraph-properties>
    </style:style>
    <style:style style:name="Acte" style:family="paragraph" style:parent-style-name="Heading_20_1" style:next-style-name="Text_20_body" style:default-outline-level="" style:list-style-name=""/>
    <style:style style:name="Scène" style:family="paragraph" style:parent-style-name="Heading_20_2" style:default-outline-level="" style:list-style-name=""/>
    <style:style style:name="noindent" style:family="paragraph" style:parent-style-name="Text_20_body" style:next-style-name="Text_20_body">
      <style:paragraph-properties fo:margin-left="0cm" fo:margin-right="0cm" fo:margin-top="0cm" fo:margin-bottom="0cm" style:contextual-spacing="false" fo:text-indent="0cm" style:auto-text-indent="false"/>
    </style:style>
    <style:style style:name="Drawing" style:family="paragraph" style:hidden="true" style:parent-style-name="Caption" style:class="extra"/>
    <style:style style:name="Table" style:family="paragraph" style:hidden="true" style:parent-style-name="Caption" style:class="extra"/>
    <style:style style:name="Bullet_20_Symbols" style:display-name="Bullet Symbols" style:family="text" style:parent-style-name="Numbering_20_Symbols">
      <style:text-properties style:font-name="StarSymbol" fo:font-size="9pt" style:font-name-asian="StarSymbol" style:font-size-asian="9pt" style:font-name-complex="StarSymbol" style:font-size-complex="9pt"/>
    </style:style>
    <style:style style:name="Page_20_Number" style:display-name="Page Number" style:family="text" style:parent-style-name="Numbering_20_Symbols"/>
    <style:style style:name="Line_20_numbering" style:display-name="Line numbering" style:family="text" style:parent-style-name="Numbering_20_Symbols">
      <style:text-properties fo:font-size="11pt" fo:font-style="normal" fo:font-weight="normal" style:font-size-asian="11pt" style:font-style-asian="normal" style:font-weight-asian="normal" style:font-style-complex="normal" style:font-weight-complex="normal"/>
    </style:style>
    <style:style style:name="Rubies" style:family="text" style:parent-style-name="odt">
      <style:text-properties fo:font-size="6pt" style:text-underline-style="none" style:font-size-asian="6pt" style:font-size-complex="6pt" style:text-emphasize="none"/>
    </style:style>
    <style:style style:name="Index_20_Link" style:display-name="Index Link" style:family="text" style:parent-style-name="odt"/>
    <style:style style:name="Placeholder" style:family="text" style:parent-style-name="odt">
      <style:text-properties fo:font-variant="small-caps" fo:color="#008080" style:text-underline-style="dotted" style:text-underline-width="auto" style:text-underline-color="font-color"/>
    </style:style>
    <style:style style:name="_3c_html_3e_" style:display-name="&lt;html&gt;" style:family="text"/>
    <style:style style:name="Emphasis" style:family="text" style:parent-style-name="_3c_html_3e_">
      <style:text-properties style:font-name="Times New Roman" fo:font-size="10pt" fo:font-style="italic" fo:font-weight="normal" style:font-size-asian="10pt" style:font-style-asian="italic" style:font-weight-asian="normal" style:font-style-complex="italic" style:font-weight-complex="normal"/>
    </style:style>
    <style:style style:name="Strong_20_Emphasis" style:display-name="Strong Emphasis" style:family="text" style:parent-style-name="_3c_html_3e_">
      <style:text-properties fo:text-transform="uppercase" fo:color="#000000" fo:font-size="10pt" fo:font-weight="bold" fo:background-color="transparent" style:font-size-asian="10pt" style:font-weight-asian="bold" style:font-weight-complex="bold"/>
    </style:style>
    <style:style style:name="Citation" style:family="text" style:parent-style-name="_3c_html_3e_"/>
    <style:style style:name="Definition" style:family="text" style:parent-style-name="_3c_html_3e_">
      <style:text-properties fo:color="#000000" style:font-name="Times New Roman" fo:font-size="10pt" fo:font-style="normal" fo:background-color="transparent" style:font-size-asian="10pt" style:font-style-asian="normal"/>
    </style:style>
    <style:style style:name="Example" style:family="text" style:parent-style-name="_3c_html_3e_">
      <style:text-properties fo:font-style="italic" style:font-style-asian="italic"/>
    </style:style>
    <style:style style:name="Q" style:family="text" style:parent-style-name="_3c_html_3e_">
      <style:text-properties fo:font-style="italic" style:font-style-asian="italic"/>
    </style:style>
    <style:style style:name="User_20_Entry" style:display-name="User Entry" style:family="text" style:parent-style-name="_3c_html_3e_">
      <style:text-properties fo:font-variant="small-caps" style:font-name="Times New Roman" fo:font-size="10pt" fo:font-weight="normal" style:font-name-asian="Courier New" style:font-size-asian="10pt" style:font-weight-asian="normal" style:font-name-complex="Courier New"/>
    </style:style>
    <style:style style:name="Teletype" style:family="text" style:parent-style-name="_3c_html_3e_">
      <style:text-properties fo:font-variant="normal" fo:text-transform="none" style:font-name="Courier New1" fo:background-color="transparent"/>
    </style:style>
    <style:style style:name="Source_20_Text" style:display-name="Source Text" style:family="text" style:parent-style-name="_3c_html_3e_">
      <style:text-properties style:font-name="Lucida Console" fo:background-color="transparent"/>
    </style:style>
    <style:style style:name="Variable" style:family="text" style:parent-style-name="_3c_html_3e_">
      <style:text-properties fo:font-variant="normal" fo:text-transform="none" style:font-name="Arial" fo:font-size="9.5pt" fo:letter-spacing="normal" fo:font-weight="normal" fo:background-color="transparent" style:font-size-asian="9.5pt" style:font-weight-asian="normal" style:text-scale="100%"/>
    </style:style>
    <style:style style:name="Footnote_20_Symbol" style:display-name="Footnote Symbol" style:family="text" style:parent-style-name="odt">
      <style:text-properties style:text-position="super 58%"/>
    </style:style>
    <style:style style:name="Internet_20_link" style:display-name="Internet link" style:family="text" style:parent-style-name="_3c_html_3e_">
      <style:text-properties fo:color="#000080" style:text-underline-style="none"/>
    </style:style>
    <style:style style:name="Numbering_20_Symbols" style:display-name="Numbering Symbols" style:family="text" style:parent-style-name="odt">
      <style:text-properties style:use-window-font-color="true" style:font-name="Arial" fo:font-size="12pt" fo:font-weight="normal" style:font-size-asian="12pt" style:font-weight-asian="normal"/>
    </style:style>
    <style:style style:name="Main_20_index_20_entry" style:display-name="Main index entry" style:family="text" style:parent-style-name="odt">
      <style:text-properties fo:font-weight="bold" style:font-weight-asian="bold" style:font-weight-complex="bold"/>
    </style:style>
    <style:style style:name="Endnote_20_Symbol" style:display-name="Endnote Symbol" style:family="text" style:parent-style-name="odt">
      <style:text-properties style:text-position="super 58%"/>
    </style:style>
    <style:style style:name="Visited_20_Internet_20_Link" style:display-name="Visited Internet Link" style:family="text" style:parent-style-name="Internet_20_link">
      <style:text-properties fo:color="#800000" style:text-underline-style="none"/>
    </style:style>
    <style:style style:name="Drop_20_Caps" style:display-name="Drop Caps" style:family="text" style:parent-style-name="odt"/>
    <style:style style:name="Footnote_20_anchor" style:display-name="Footnote anchor" style:family="text" style:parent-style-name="odt">
      <style:text-properties style:text-position="super 58%"/>
    </style:style>
    <style:style style:name="Endnote_20_anchor" style:display-name="Endnote anchor" style:family="text" style:parent-style-name="Footnote_20_anchor">
      <style:text-properties style:text-position="super 58%"/>
    </style:style>
    <style:style style:name="Caption_20_characters" style:display-name="Caption characters" style:family="text" style:parent-style-name="odt"/>
    <style:style style:name="Vertical_20_Numbering_20_Symbols" style:display-name="Vertical Numbering Symbols" style:family="text" style:parent-style-name="Numbering_20_Symbols">
      <style:text-properties style:text-rotation-angle="90" style:text-rotation-scale="line-height"/>
    </style:style>
    <style:style style:name="Small" style:family="text" style:parent-style-name="_3c_html_3e_">
      <style:text-properties style:font-name="Arial" fo:font-size="10pt" style:font-size-asian="10pt"/>
    </style:style>
    <style:style style:name="_3c_TEI_3e_" style:display-name="&lt;TEI&gt;" style:family="text"/>
    <style:style style:name="_3c_title_3e_" style:display-name="&lt;title&gt;" style:family="text" style:parent-style-name="_3c_TEI_3e_">
      <style:text-properties fo:font-style="italic" style:text-underline-style="solid" style:text-underline-width="auto" style:text-underline-color="font-color"/>
    </style:style>
    <style:style style:name="_3c_author_3e_" style:display-name="&lt;author&gt;" style:family="text" style:parent-style-name="_3c_TEI_3e_">
      <style:text-properties fo:font-variant="small-caps" fo:background-color="#e6e6e6"/>
    </style:style>
    <style:style style:name="_3c_character_3e_" style:display-name="&lt;character&gt;" style:family="text" style:parent-style-name="_3c_TEI_3e_">
      <style:text-properties fo:font-weight="bold" fo:background-color="#ffff99"/>
    </style:style>
    <style:style style:name="Auteur" style:family="text" style:parent-style-name="_3c_author_3e_"/>
    <style:style style:name="Personnage" style:family="text" style:parent-style-name="_3c_character_3e_"/>
    <style:style style:name="Titre" style:family="text" style:parent-style-name="_3c_title_3e_"/>
    <style:style style:name="od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38cm" fo:margin-left="0cm" fo:margin-right="0cm" fo:margin-bottom="0.84cm" style:dynamic-spacing="true"/>
      </style:header-style>
      <style:footer-style>
        <style:header-footer-properties fo:min-height="0.938cm" fo:margin-left="0cm" fo:margin-right="0cm" fo:margin-top="0.84cm" style:dynamic-spacing="true"/>
      </style:footer-style>
    </style:page-layout>
    <style:page-layout style:name="Mpm2">
      <style:page-layout-properties fo:page-width="20.999cm" fo:page-height="29.699cm" style:num-format="1" style:print-orientation="portrait" fo:margin-top="2.939cm" fo:margin-bottom="2.939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itle>Styles (modèle de document)</text:title><text:tab/><text:tab/></text:p>
      </style:header>
      <style:footer>
        <text:p text:style-name="Footer"><text:tab/><text:tab/><text:page-number text:select-page="current">8</text:page-number>/<text:page-count style:num-format="1">8</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2">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2">
      <style:header>
        <text:p text:style-name="Standard"/>
      </style:header>
      <style:footer>
        <text:p text:style-name="Standard"/>
      </style:footer>
    </style:master-page>
    <style:master-page style:name="Conversion_20_5" style:display-name="Conversion 5" style:page-layout-name="Mpm2">
      <style:header>
        <text:p text:style-name="Standard"/>
      </style:header>
      <style:footer>
        <text:p text:style-name="Standard"/>
      </style:footer>
    </style:master-page>
    <style:master-page style:name="Conversion_20_6" style:display-name="Conversion 6" style:page-layout-name="Mpm2">
      <style:header>
        <text:p text:style-name="Standard"/>
      </style:header>
      <style:footer>
        <text:p text:style-name="Standard"/>
      </style:footer>
    </style:master-page>
    <style:master-page style:name="Conversion_20_7" style:display-name="Conversion 7" style:page-layout-name="Mpm2">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2">
      <style:header>
        <text:p text:style-name="Standard"/>
      </style:header>
      <style:footer>
        <text:p text:style-name="Standard"/>
      </style:footer>
    </style:master-page>
    <style:master-page style:name="Conversion_20_10" style:display-name="Conversion 10" style:page-layout-name="Mpm2">
      <style:header>
        <text:p text:style-name="Standard"/>
      </style:header>
      <style:footer>
        <text:p text:style-name="Standard"/>
      </style:footer>
    </style:master-page>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yles (modèle de document)</dc:title>
    <dc:subject>Propriété du document : Sujet</dc:subject>
    <meta:keyword>Propriété du document : Mots-clés</meta:keyword>
    <dc:description>Propriété du document : Commentaires</dc:description>
    <meta:initial-creator>Frédéric Glorieux</meta:initial-creator>
    <meta:creation-date>2010-03-17T08:45:00</meta:creation-date>
    <dc:date>2013-05-14T19:14:29</dc:date>
    <meta:print-date>2010-03-18T13:40:00</meta:print-date>
    <meta:editing-cycles>204</meta:editing-cycles>
    <meta:editing-duration>P10DT46M52S</meta:editing-duration>
    <meta:generator>LibreOffice/4.0.3.3$Windows_x86 LibreOffice_project/0eaa50a932c8f2199a615e1eb30f7ac74279539</meta:generator>
    <meta:document-statistic meta:table-count="0" meta:image-count="0" meta:object-count="0" meta:page-count="8" meta:paragraph-count="85" meta:word-count="1433" meta:character-count="9334" meta:non-whitespace-character-count="7954"/>
    <meta:user-defined meta:name="Info 1">info1</meta:user-defined>
    <meta:user-defined meta:name="Propriété personnalisée">information 1</meta:user-defined>
  </office:meta>
</office:document-meta>
</file>